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6000001734366B1B99C8E0BAF.png" manifest:media-type="image/png"/>
  <manifest:file-entry manifest:full-path="Pictures/10000201000002CD000002CD6FE730D2B40EAD55.png" manifest:media-type="image/png"/>
  <manifest:file-entry manifest:full-path="Pictures/1000020100000138000001726D8618027794F9D1.png" manifest:media-type="image/png"/>
  <manifest:file-entry manifest:full-path="Pictures/10000201000006E4000004B016BC80AE0E7624B3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" svg:font-family="'Ambroise Firmin'" style:font-adornments="Bold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mbroise Firmin Black" fo:font-size="36pt" fo:letter-spacing="0.071cm" fo:font-style="normal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style:font-name="Ambroise Firmin Black" fo:font-size="36pt" fo:letter-spacing="0.071cm" fo:font-style="normal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style:font-name="Handel Gothic D" fo:font-size="36pt" fo:letter-spacing="0.071cm" fo:font-style="normal" fo:font-weight="bold" style:font-size-asian="18pt" style:font-weight-asian="normal" style:font-size-complex="18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style:font-name="Handel Gothic D" fo:font-size="36pt" fo:letter-spacing="0.071cm" fo:font-style="normal" fo:font-weight="bold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style:font-name="Handel Gothic D" fo:font-size="36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Handel Gothic D" fo:font-size="36pt" fo:font-weight="bold" style:font-size-asian="18pt" style:font-size-complex="18pt"/>
    </style:style>
    <style:style style:name="T1" style:family="text">
      <style:text-properties style:font-name="Ambroise Firmin Black" fo:font-size="36pt" fo:letter-spacing="0.071cm" fo:font-style="normal" fo:font-weight="normal" style:font-size-asian="18pt" style:font-weight-asian="normal" style:font-size-complex="18pt" style:font-weight-complex="normal"/>
    </style:style>
    <style:style style:name="T2" style:family="text">
      <style:text-properties style:font-name="Handel Gothic D" fo:font-size="36pt" fo:letter-spacing="0.071cm" fo:font-style="normal" fo:font-weight="bold" style:font-size-asian="18pt" style:font-weight-asian="normal" style:font-size-complex="18pt" style:font-weight-complex="normal"/>
    </style:style>
    <style:style style:name="T3" style:family="text">
      <style:text-properties style:font-name="Handel Gothic D" fo:font-size="3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" draw:text-style-name="P1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2" draw:text-style-name="P1" draw:layer="layout" svg:width="5.588cm" svg:height="3.175cm" svg:x="14.521cm" svg:y="1.0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3.175cm" svg:x="1.058cm" svg:y="1.05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747cm" svg:height="3.545cm" svg:x="6.646cm" svg:y="0.937cm">
          <draw:text-box>
            <text:p text:style-name="P2"><text:span text:style-name="T1">TWILIGHT IMPERIUM</text:span></text:p>
          </draw:text-box>
        </draw:frame>
        <draw:frame draw:style-name="gr1" draw:text-style-name="P1" draw:layer="layout" svg:width="2.759cm" svg:height="3.14cm" svg:x="14.52cm" svg:y="1.058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4" draw:text-style-name="P1" draw:layer="layout" svg:width="2.909cm" svg:height="2.857cm" svg:x="3.809cm" svg:y="1.249cm">
          <draw:image xlink:href="Pictures/100002010000014C00000146FE3DF567886D6AD3.png" xlink:type="simple" xlink:show="embed" xlink:actuate="onLoad" loext:mime-type="image/png">
            <text:p text:style-name="P1"/>
          </draw:image>
        </draw:frame>
        <draw:frame draw:style-name="gr1" draw:text-style-name="P1" draw:layer="layout" svg:width="2.462cm" svg:height="3.013cm" svg:x="1.066cm" svg:y="1.161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506cm" svg:y="1.102cm">
          <draw:image xlink:href="Pictures/1000020100000138000001726D8618027794F9D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2" draw:text-style-name="P1" draw:layer="layout" svg:width="5.588cm" svg:height="3.175cm" svg:x="14.521cm" svg:y="1.0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3.175cm" svg:x="1.058cm" svg:y="1.05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74cm" svg:height="3.302cm" svg:x="6.646cm" svg:y="1.058cm">
          <draw:text-box>
            <text:p text:style-name="P4"><text:span text:style-name="T2">TWILIGHT IMPERIUM</text:span></text:p>
          </draw:text-box>
        </draw:frame>
        <draw:frame draw:style-name="gr1" draw:text-style-name="P1" draw:layer="layout" svg:width="2.759cm" svg:height="3.14cm" svg:x="14.52cm" svg:y="1.058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4" draw:text-style-name="P1" draw:layer="layout" svg:width="2.909cm" svg:height="2.857cm" svg:x="3.809cm" svg:y="1.249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1" draw:text-style-name="P1" draw:layer="layout" svg:width="2.462cm" svg:height="3.013cm" svg:x="1.066cm" svg:y="1.161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1" draw:text-style-name="P1" draw:layer="layout" svg:width="2.64cm" svg:height="3.131cm" svg:x="17.506cm" svg:y="1.102cm">
          <draw:image xlink:href="Pictures/1000020100000138000001726D8618027794F9D1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5" draw:text-style-name="P7" draw:layer="layout" svg:width="19.051cm" svg:height="3.175cm" svg:x="1.058cm" svg:y="1.008cm">
          <draw:text-box>
            <text:p text:style-name="P6"><text:span text:style-name="T3">Twilight Imperium</text:span></text:p>
          </draw:text-box>
        </draw:frame>
        <draw:frame draw:style-name="gr6" draw:text-style-name="P1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6" draw:text-style-name="P1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5" draw:text-style-name="P7" draw:layer="layout" svg:width="19.051cm" svg:height="3.175cm" svg:x="1.059cm" svg:y="4.709cm">
          <draw:text-box>
            <text:p text:style-name="P6"><text:span text:style-name="T3">Twilight Imperiu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" svg:font-family="'Ambroise Firmin'" style:font-adornments="Bold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58cm" fo:margin-bottom="1.058cm" fo:margin-left="1.058cm" fo:margin-right="1.058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3T23:14:49.483000000</dc:date>
    <meta:editing-duration>PT13S</meta:editing-duration>
    <meta:editing-cycles>1</meta:editing-cycles>
    <meta:document-statistic meta:object-count="21"/>
    <meta:generator>LibreOffice/6.3.1.2$Windows_X86_64 LibreOffice_project/b79626edf0065ac373bd1df5c28bd630b4424273</meta:generator>
  </office:meta>
</office:document-meta>
</file>